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officeooo:rsid="0057759f" officeooo:paragraph-rsid="0057759f" style:font-size-asian="12.25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54b8db" officeooo:paragraph-rsid="0054b8db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officeooo:rsid="00588420" officeooo:paragraph-rsid="00588420" style:font-size-asian="12.25pt" style:font-size-complex="14pt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4pt" officeooo:rsid="005a77b8" officeooo:paragraph-rsid="005a77b8" style:font-size-asian="12.25pt" style:font-size-complex="14pt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5f431d" style:font-size-asian="12.25pt" style:font-size-complex="14pt"/>
    </style:style>
    <style:style style:name="P39" style:family="paragraph" style:parent-style-name="Heading_20_1">
      <style:paragraph-properties fo:line-height="150%" fo:text-align="center" style:justify-single-word="false"/>
      <style:text-properties style:font-name="Ubuntu" officeooo:rsid="0002b92b" officeooo:paragraph-rsid="0002b92b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fo:font-weight="normal" fo:background-color="transparent" loext:char-shading-value="0" style:font-size-asian="14pt"/>
    </style:style>
    <style:style style:name="T26" style:family="text">
      <style:text-properties fo:color="#000000" loext:opacity="100%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d162d"/>
    </style:style>
    <style:style style:name="T31" style:family="text">
      <style:text-properties officeooo:rsid="00511467"/>
    </style:style>
    <style:style style:name="T32" style:family="text">
      <style:text-properties officeooo:rsid="0052549a"/>
    </style:style>
    <style:style style:name="T33" style:family="text">
      <style:text-properties officeooo:rsid="0053a3dd"/>
    </style:style>
    <style:style style:name="T34" style:family="text">
      <style:text-properties officeooo:rsid="0055cb4f"/>
    </style:style>
    <style:style style:name="T35" style:family="text">
      <style:text-properties officeooo:rsid="005e2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4">.getElementsByTagName(‘ ‘) - Seleciona todas as tags de algum tipo</text:p>
      <text:p text:style-name="P15"><text:span text:style-name="T13">.getElementById( <text:s/>) - Seleciona </text:span><text:span text:style-name="T14">o</text:span><text:span text:style-name="T13"> elemento por ID</text:span></text:p>
      <text:p text:style-name="P15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7"><text:soft-page-break/>.getElementsByClassName( <text:s/>) - Seleciona todos os elementos que tenham a mesma classe</text:p>
      <text:p text:style-name="P18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19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38"><text:span text:style-name="T10">.</text:span><text:span text:style-name="T6">innerText - </text:span><text:span text:style-name="T17">Substitui o conteudo do elemento</text:span></text:p>
      <text:p text:style-name="P16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6">.<text:span text:style-name="T7">style.color = ‘ ‘ - Muda a cor de algum elemento</text:span></text:p>
      <text:p text:style-name="P15">.<text:span text:style-name="T8">style.background = ‘ ‘ - Muda a cor de fundo </text:span><text:span text:style-name="T7">de algum elemento</text:span></text:p>
      <text:p text:style-name="P20">on - <text:span text:style-name="T21">Préfixo de ligação de ação</text:span></text:p>
      <text:p text:style-name="P20">click - <text:span text:style-name="T21">Quando clicar</text:span></text:p>
      <text:p text:style-name="P20">mouseover - <text:span text:style-name="T21">Quando o cursor entrar</text:span></text:p>
      <text:p text:style-name="P20">mouseout - <text:span text:style-name="T21">Quando o cursor sair</text:span></text:p>
      <text:p text:style-name="P20">mousemove - <text:span text:style-name="T21">Enquanto o cursor se mover</text:span></text:p>
      <text:p text:style-name="P20">mousedown - <text:span text:style-name="T21">Enquanto clicar e segurar</text:span> </text:p>
      <text:p text:style-name="P20">mouseup - <text:span text:style-name="T21">Quando soltar o clique</text:span></text:p>
      <text:p text:style-name="P21">function - Função</text:p>
      <text:p text:style-name="P17">.<text:span text:style-name="T21">addEventListener(‘ ‘, ) - Presta atenção em um determinado evento</text:span></text:p>
      <text:p text:style-name="P22">if - Se</text:p>
      <text:p text:style-name="P22">else - Se não</text:p>
      <text:p text:style-name="P23">else if - Se não, se</text:p>
      <text:p text:style-name="P24">switch( ) - <text:span text:style-name="T22">Testar</text:span></text:p>
      <text:p text:style-name="P25">case - Caso resulte</text:p>
      <text:p text:style-name="P25">default - Padrão</text:p>
      <text:p text:style-name="P24"><text:soft-page-break/>break - <text:span text:style-name="T22">Encerra</text:span></text:p>
      <text:p text:style-name="P26">onload=” <text:s/>“ - <text:span text:style-name="T23">Faz a function carregar junto do site</text:span></text:p>
      <text:p text:style-name="P26"><text:span text:style-name="T25">.createElement</text:span><text:span text:style-name="T26">( <text:s/>) - Cria uma tag</text:span></text:p>
      <text:p text:style-name="P26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6"><text:span text:style-name="T25">.appendChild</text:span><text:span text:style-name="T26">( <text:s/>) - Adiciona um elemento como filho (embaixo)</text:span></text:p>
      <text:p text:style-name="P17">.<text:span text:style-name="T24">checked - checado</text:span></text:p>
      <text:p text:style-name="P27">do - faça</text:p>
      <text:p text:style-name="P28">while( <text:s/>) - enquanto…</text:p>
      <text:p text:style-name="P29">do… while( <text:s/>) - faça… enquanto</text:p>
      <text:p text:style-name="P30">for( <text:s/>) - </text:p>
      <text:p text:style-name="P31">in - Em</text:p>
      <text:p text:style-name="P17">.<text:span text:style-name="T28">text - Valor do option </text:span><text:span text:style-name="T29">(parte de dentro)</text:span></text:p>
      <text:p text:style-name="P32">[ <text:s/>] - <text:span text:style-name="T30">array (vetor)</text:span></text:p>
      <text:p text:style-name="P33">{ <text:s/>} - Objeto</text:p>
      <text:p text:style-name="P31">.<text:span text:style-name="T31">indexOf( ) - busca algum elemento dentro de um array </text:span><text:span text:style-name="T32">(se o elemento não existir retorna o valor -1)</text:span></text:p>
      <text:p text:style-name="P17">.<text:span text:style-name="T33">push( ) - Adiciona na ultima posição</text:span></text:p>
      <text:p text:style-name="P17">.<text:span text:style-name="T33">length - quantidade de elementos</text:span></text:p>
      <text:p text:style-name="P17">.<text:span text:style-name="T33">sort( ) - coloca os elementos em ordem crescente</text:span></text:p>
      <text:p text:style-name="P34">return - Retorna o resultado de uma função</text:p>
      <text:p text:style-name="P17">! - <text:span text:style-name="T34">Não</text:span></text:p>
      <text:p text:style-name="P35">objeto.indice - mostra um valor único em um objeto</text:p>
      <text:p text:style-name="P36">this - auto-referencia ao objeto</text:p>
      <text:p text:style-name="P17"><text:soft-page-break/>setInterval(função, millisec) - executa alguma função em intervalos de tempo</text:p>
      <text:p text:style-name="P17">.insertAdjacentElement(' ') - Configura em que posição vai adicionar algum elemento e o adiciona</text:p>
      <text:p text:style-name="P17">.style.cssText = ` ` - Possibilita a estilização em formato css no js</text:p>
      <text:p text:style-name="P17">… - <text:s/>operador spread/rest, possibilita passar <text:span text:style-name="T35">parametros</text:span> indefinidos para uma função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11-28T05:56:43.114331175</dc:date>
    <meta:editing-duration>PT21H5M35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4" meta:paragraph-count="70" meta:word-count="532" meta:character-count="3027" meta:non-whitespace-character-count="2538"/>
  </office:meta>
</office:document-meta>
</file>